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2000000020839EBFB02D09F2D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默认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线条箭头_20_1" draw:display-name="线条箭头 1" svg:viewBox="0 0 20 20" svg:d="M0 20l10-20 10 20z"/>
    <draw:marker draw:name="线条箭头_20_2" draw:display-name="线条箭头 2" svg:viewBox="0 0 20 20" svg:d="M0 20l10-20 10 20z"/>
    <draw:marker draw:name="线条箭头_20_3" draw:display-name="线条箭头 3" svg:viewBox="0 0 20 20" svg:d="M0 20l10-20 10 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5cm" svg:stroke-color="#000000" draw:marker-start-width="0cm" draw:marker-end-width="0cm" svg:stroke-opacity="80%" draw:fill="none" draw:fill-gradient-name="Gradient_20_1" draw:fill-hatch-name="Red_20_90_20_Degrees_20_Crossed_20_1" draw:fill-image-name="Bitmap_20_1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objectwithoutfill">
      <style:graphic-properties draw:textarea-vertical-align="middle" draw:auto-grow-height="false" fo:min-height="1cm" fo:min-width="2.25cm"/>
      <style:paragraph-properties style:writing-mode="lr-tb"/>
    </style:style>
    <style:style style:name="Mgr2" style:family="graphic" style:parent-style-name="objectwithoutfill">
      <style:graphic-properties draw:textarea-vertical-align="middle" draw:auto-grow-height="false" fo:min-height="2.25cm" fo:min-width="1cm"/>
      <style:paragraph-properties style:writing-mode="lr-tb"/>
    </style:style>
    <style:style style:name="Mgr3" style:family="graphic" style:parent-style-name="objectwithoutfill">
      <style:graphic-properties draw:marker-end="线条箭头_20_1" draw:marker-end-width="0.3cm" draw:fill="none" draw:textarea-vertical-align="middle"/>
    </style:style>
    <style:style style:name="Mgr4" style:family="graphic" style:parent-style-name="objectwithoutfill">
      <style:graphic-properties draw:marker-end="线条箭头_20_2" draw:marker-end-width="0.3cm" draw:fill="none" draw:textarea-vertical-align="middle"/>
    </style:style>
    <style:style style:name="Mgr5" style:family="graphic" style:parent-style-name="objectwithoutfill">
      <style:graphic-properties draw:marker-end="线条箭头_20_3" draw:marker-end-width="0.3cm" draw:fill="none" draw:textarea-vertical-align="middle"/>
    </style:style>
    <style:style style:name="Mgr6" style:family="graphic" style:parent-style-name="objectwithoutfill">
      <style:graphic-properties draw:marker-end="线条箭头_20_4" draw:marker-end-width="0.3cm" draw:fill="none" draw:textarea-vertical-align="middle"/>
    </style:style>
    <style:style style:name="Mgr7" style:family="graphic" style:parent-style-name="objectwithoutfill">
      <style:graphic-properties draw:marker-end="线条箭头_20_5" draw:marker-end-width="0.3cm" draw:fill="none" draw:textarea-vertical-align="middle"/>
    </style:style>
    <style:style style:name="MP1" style:family="paragraph">
      <style:paragraph-properties fo:text-align="center"/>
    </style:style>
    <style:style style:name="MP2" style:family="paragraph">
      <loext:graphic-properties draw:fill="none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>
      <draw:custom-shape draw:style-name="Mgr1" draw:text-style-name="MP1" xml:id="id1" draw:id="id1" draw:layer="backgroundobjects" svg:width="2.75cm" svg:height="1.25cm" svg:x="7cm" svg:y="5.5cm">
        <text:p text:style-name="MP1">板块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2" draw:text-style-name="MP1" xml:id="id2" draw:id="id2" draw:layer="backgroundobjects" svg:width="1.5cm" svg:height="2.5cm" svg:x="4.1cm" svg:y="8cm">
        <text:p text:style-name="MP1">帖子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2" draw:text-style-name="MP1" xml:id="id3" draw:id="id3" draw:layer="backgroundobjects" svg:width="1.5cm" svg:height="2.5cm" svg:x="7.629cm" svg:y="8.067cm">
        <text:p text:style-name="MP1">帖子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2" draw:text-style-name="MP1" xml:id="id4" draw:id="id4" draw:layer="backgroundobjects" svg:width="1.5cm" svg:height="2.5cm" svg:x="11cm" svg:y="8cm">
        <text:p text:style-name="MP1">帖子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2" draw:text-style-name="MP1" xml:id="id5" draw:id="id5" draw:layer="backgroundobjects" svg:width="1.5cm" svg:height="2.5cm" svg:x="3cm" svg:y="12.05cm">
        <text:p text:style-name="MP1">评论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2" draw:text-style-name="MP1" xml:id="id6" draw:id="id6" draw:layer="backgroundobjects" svg:width="1.5cm" svg:height="2.5cm" svg:x="5.2cm" svg:y="12.05cm">
        <text:p text:style-name="MP1">评论</text:p>
        <draw:enhanced-geometry svg:viewBox="0 0 21600 21600" draw:mirror-horizontal="false" draw:mirror-vertical="false" draw:type="rectangle" draw:enhanced-path="M 0 0 L 21600 0 21600 21600 0 21600 0 0 Z N"/>
      </draw:custom-shape>
      <draw:connector draw:style-name="Mgr3" draw:text-style-name="MP2" draw:layer="backgroundobjects" svg:x1="8.375cm" svg:y1="6.75cm" svg:x2="4.85cm" svg:y2="8cm" draw:start-shape="id1" draw:start-glue-point="2" draw:end-shape="id2" draw:end-glue-point="0" svg:d="M8375 6750v625h-3525v625" svg:viewBox="0 0 3526 1251">
        <text:p/>
      </draw:connector>
      <draw:connector draw:style-name="Mgr4" draw:text-style-name="MP2" draw:layer="backgroundobjects" svg:x1="8.375cm" svg:y1="6.75cm" svg:x2="8.379cm" svg:y2="8.067cm" draw:start-shape="id1" draw:start-glue-point="2" draw:end-shape="id3" draw:end-glue-point="0" svg:d="M8375 6750v659h4v658" svg:viewBox="0 0 5 1318">
        <text:p/>
      </draw:connector>
      <draw:connector draw:style-name="Mgr5" draw:text-style-name="MP2" draw:layer="backgroundobjects" svg:x1="8.375cm" svg:y1="6.75cm" svg:x2="11.75cm" svg:y2="8cm" draw:start-shape="id1" draw:start-glue-point="2" draw:end-shape="id4" draw:end-glue-point="0" svg:d="M8375 6750v625h3375v625" svg:viewBox="0 0 3376 1251">
        <text:p/>
      </draw:connector>
      <draw:connector draw:style-name="Mgr6" draw:text-style-name="MP2" draw:layer="backgroundobjects" svg:x1="4.85cm" svg:y1="10.5cm" svg:x2="3.75cm" svg:y2="12.05cm" draw:start-shape="id2" draw:start-glue-point="2" draw:end-shape="id5" draw:end-glue-point="0" svg:d="M4850 10500v775h-1100v775" svg:viewBox="0 0 1101 1551">
        <text:p/>
      </draw:connector>
      <draw:connector draw:style-name="Mgr7" draw:text-style-name="MP2" draw:layer="backgroundobjects" svg:x1="4.85cm" svg:y1="10.5cm" svg:x2="5.95cm" svg:y2="12.05cm" draw:start-shape="id2" draw:start-glue-point="2" draw:end-shape="id6" draw:end-glue-point="0" svg:d="M4850 10500v775h1100v775" svg:viewBox="0 0 1101 1551">
        <text:p/>
      </draw:connecto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1T14:54:21.785000000</meta:creation-date>
    <dc:date>2023-05-01T15:05:06.697000000</dc:date>
    <meta:editing-duration>PT10M44S</meta:editing-duration>
    <meta:editing-cycles>2</meta:editing-cycles>
    <meta:generator>LibreOffice/7.5.2.2$Windows_X86_64 LibreOffice_project/53bb9681a964705cf672590721dbc85eb4d0c3a2</meta:generator>
    <meta:document-statistic meta:object-count="11"/>
  </office:meta>
</office:document-meta>
</file>